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INVERSIONES AGROPECUARIAS SANTA ELIZABETH E.I.R.L.</text:p>
      <text:p text:style-name="P12">CANT. TOTAL DE CAJAS: 5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CHAVEZ OBREGON, LUZ KATTERY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6:11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